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000000" officeooo:rsid="0007f221" officeooo:paragraph-rsid="0007f221"/>
    </style:style>
    <style:style style:name="P2" style:family="paragraph" style:parent-style-name="Text_20_body">
      <style:text-properties fo:color="#000000" officeooo:rsid="0009421b" officeooo:paragraph-rsid="0009421b"/>
    </style:style>
    <style:style style:name="P3" style:family="paragraph" style:parent-style-name="Title">
      <style:text-properties fo:color="#000000" officeooo:rsid="0007f221" officeooo:paragraph-rsid="0007f221"/>
    </style:style>
    <style:style style:name="P4" style:family="paragraph" style:parent-style-name="Preformatted_20_Text">
      <style:text-properties fo:color="#000000" officeooo:rsid="0009421b" officeooo:paragraph-rsid="0009421b"/>
    </style:style>
    <style:style style:name="P5" style:family="paragraph" style:parent-style-name="Preformatted_20_Text">
      <style:text-properties fo:color="#000000" officeooo:rsid="000a0b33" officeooo:paragraph-rsid="000a0b33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rsid="000dd885" officeooo:paragraph-rsid="000dd885"/>
    </style:style>
    <style:style style:name="P8" style:family="paragraph" style:parent-style-name="Standard">
      <style:text-properties fo:color="#000000" style:font-name="Droid Sans Mono" fo:font-size="10.5pt" fo:font-weight="normal" officeooo:rsid="0009421b" officeooo:paragraph-rsid="001179ed" fo:background-color="transparent"/>
    </style:style>
    <style:style style:name="P9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10" style:family="paragraph" style:parent-style-name="Standard">
      <style:paragraph-properties style:line-height-at-least="0.198in"/>
      <style:text-properties fo:color="#000000" style:font-name="Droid Sans Mono" fo:font-size="10.5pt" fo:font-weight="normal" officeooo:paragraph-rsid="00162a84" fo:background-color="transparent"/>
    </style:style>
    <style:style style:name="P11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382ac" officeooo:paragraph-rsid="001382ac" fo:background-color="transparent"/>
    </style:style>
    <style:style style:name="P12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4154e" officeooo:paragraph-rsid="0014154e" fo:background-color="transparent"/>
    </style:style>
    <style:style style:name="P13" style:family="paragraph" style:parent-style-name="Standard">
      <style:paragraph-properties style:line-height-at-least="0.198in"/>
      <style:text-properties fo:color="#000000"/>
    </style:style>
    <style:style style:name="P14" style:family="paragraph" style:parent-style-name="Standard">
      <style:paragraph-properties style:line-height-at-least="0.198in"/>
      <style:text-properties fo:color="#000000" officeooo:rsid="0016bff6" officeooo:paragraph-rsid="0016bff6"/>
    </style:style>
    <style:style style:name="P15" style:family="paragraph" style:parent-style-name="Standard">
      <style:paragraph-properties style:line-height-at-least="0.198in"/>
      <style:text-properties fo:color="#000000" officeooo:rsid="0016bff6" officeooo:paragraph-rsid="0018bb39"/>
    </style:style>
    <style:style style:name="P16" style:family="paragraph" style:parent-style-name="Standard">
      <style:paragraph-properties style:line-height-at-least="0.198in"/>
      <style:text-properties fo:color="#000000" officeooo:rsid="0016bff6" officeooo:paragraph-rsid="00224e6b"/>
    </style:style>
    <style:style style:name="P17" style:family="paragraph" style:parent-style-name="Standard">
      <style:paragraph-properties style:line-height-at-least="0.198in"/>
      <style:text-properties fo:color="#000000" officeooo:rsid="0018bb39" officeooo:paragraph-rsid="0018bb39"/>
    </style:style>
    <style:style style:name="P18" style:family="paragraph" style:parent-style-name="Text_20_body">
      <style:text-properties officeooo:paragraph-rsid="00288bc4"/>
    </style:style>
    <style:style style:name="P19" style:family="paragraph" style:parent-style-name="Text_20_body">
      <style:text-properties officeooo:paragraph-rsid="002b50f5"/>
    </style:style>
    <style:style style:name="P20" style:family="paragraph" style:parent-style-name="Text_20_body">
      <style:text-properties officeooo:paragraph-rsid="002c2f88"/>
    </style:style>
    <style:style style:name="P21" style:family="paragraph" style:parent-style-name="Text_20_body">
      <style:text-properties officeooo:paragraph-rsid="002ca29e"/>
    </style:style>
    <style:style style:name="P22" style:family="paragraph" style:parent-style-name="Text_20_body">
      <style:text-properties officeooo:paragraph-rsid="0030727b"/>
    </style:style>
    <style:style style:name="P23" style:family="paragraph" style:parent-style-name="Text_20_body">
      <style:text-properties officeooo:paragraph-rsid="0030f0b9"/>
    </style:style>
    <style:style style:name="P24" style:family="paragraph" style:parent-style-name="Text_20_body">
      <style:text-properties officeooo:paragraph-rsid="0031fa77"/>
    </style:style>
    <style:style style:name="P25" style:family="paragraph" style:parent-style-name="Text_20_body">
      <style:text-properties officeooo:paragraph-rsid="0033ed8d"/>
    </style:style>
    <style:style style:name="P26" style:family="paragraph" style:parent-style-name="Text_20_body">
      <style:text-properties officeooo:paragraph-rsid="00358de5"/>
    </style:style>
    <style:style style:name="P27" style:family="paragraph" style:parent-style-name="Text_20_body">
      <style:text-properties officeooo:paragraph-rsid="00363780"/>
    </style:style>
    <style:style style:name="P28" style:family="paragraph" style:parent-style-name="Text_20_body">
      <style:text-properties officeooo:paragraph-rsid="003657d9"/>
    </style:style>
    <style:style style:name="P29" style:family="paragraph" style:parent-style-name="Text_20_body">
      <style:text-properties officeooo:paragraph-rsid="00383c13"/>
    </style:style>
    <style:style style:name="P30" style:family="paragraph" style:parent-style-name="Text_20_body">
      <style:text-properties officeooo:rsid="00383c13" officeooo:paragraph-rsid="00383c13"/>
    </style:style>
    <style:style style:name="P31" style:family="paragraph" style:parent-style-name="Text_20_body">
      <style:text-properties officeooo:rsid="00383c13" officeooo:paragraph-rsid="003a1277"/>
    </style:style>
    <style:style style:name="P32" style:family="paragraph" style:parent-style-name="Text_20_body">
      <style:text-properties officeooo:paragraph-rsid="003a1277"/>
    </style:style>
    <style:style style:name="P33" style:family="paragraph" style:parent-style-name="Text_20_body">
      <style:text-properties officeooo:paragraph-rsid="003bc302"/>
    </style:style>
    <style:style style:name="P34" style:family="paragraph" style:parent-style-name="Text_20_body">
      <style:text-properties officeooo:paragraph-rsid="003dd5b6"/>
    </style:style>
    <style:style style:name="P35" style:family="paragraph" style:parent-style-name="Text_20_body">
      <style:text-properties officeooo:paragraph-rsid="003e6c9f"/>
    </style:style>
    <style:style style:name="P36" style:family="paragraph" style:parent-style-name="Text_20_body">
      <style:text-properties officeooo:paragraph-rsid="0040dc90"/>
    </style:style>
    <style:style style:name="P37" style:family="paragraph" style:parent-style-name="Text_20_body">
      <style:text-properties officeooo:paragraph-rsid="00410e44"/>
    </style:style>
    <style:style style:name="P38" style:family="paragraph" style:parent-style-name="Text_20_body">
      <style:text-properties officeooo:paragraph-rsid="0041b7c4"/>
    </style:style>
    <style:style style:name="P39" style:family="paragraph" style:parent-style-name="Preformatted_20_Text">
      <style:text-properties fo:color="#000000" fo:font-size="10.5pt" officeooo:rsid="0009421b" officeooo:paragraph-rsid="0016a404" style:font-size-asian="10.5pt" style:font-size-complex="10.5pt"/>
    </style:style>
    <style:style style:name="P4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rsid="000dd885" officeooo:paragraph-rsid="000dd885"/>
    </style:style>
    <style:style style:name="P42" style:family="paragraph" style:parent-style-name="Heading_20_2">
      <style:text-properties fo:color="#000000"/>
    </style:style>
    <style:style style:name="P43" style:family="paragraph" style:parent-style-name="Heading_20_1">
      <style:text-properties fo:color="#000000"/>
    </style:style>
    <style:style style:name="T1" style:family="text">
      <style:text-properties fo:font-style="italic"/>
    </style:style>
    <style:style style:name="T2" style:family="text">
      <style:text-properties officeooo:rsid="001179ed"/>
    </style:style>
    <style:style style:name="T3" style:family="text">
      <style:text-properties fo:color="#000000" officeooo:rsid="000dd885"/>
    </style:style>
    <style:style style:name="T4" style:family="text">
      <style:text-properties officeooo:rsid="0014154e"/>
    </style:style>
    <style:style style:name="T5" style:family="text">
      <style:text-properties style:font-name="Droid Sans Mono" fo:font-size="10.5pt" fo:font-weight="normal" fo:background-color="transparent" loext:char-shading-value="0"/>
    </style:style>
    <style:style style:name="T6" style:family="text">
      <style:text-properties style:font-name="Droid Sans Mono" fo:font-size="10.5pt" fo:font-weight="normal" officeooo:rsid="00149a7a" fo:background-color="transparent" loext:char-shading-value="0"/>
    </style:style>
    <style:style style:name="T7" style:family="text">
      <style:text-properties style:font-name="Droid Sans Mono" fo:font-size="10.5pt" fo:font-weight="normal" officeooo:rsid="0016a404" fo:background-color="transparent" loext:char-shading-value="0"/>
    </style:style>
    <style:style style:name="T8" style:family="text">
      <style:text-properties style:font-name="Droid Sans Mono" fo:font-size="10.5pt" fo:font-weight="normal" officeooo:rsid="0016bff6" fo:background-color="transparent" loext:char-shading-value="0"/>
    </style:style>
    <style:style style:name="T9" style:family="text">
      <style:text-properties style:font-name="Droid Sans Mono" fo:font-size="10.5pt" fo:font-weight="normal" officeooo:rsid="00224e6b" fo:background-color="transparent" loext:char-shading-value="0"/>
    </style:style>
    <style:style style:name="T10" style:family="text">
      <style:text-properties officeooo:rsid="0018bb39"/>
    </style:style>
    <style:style style:name="T11" style:family="text">
      <style:text-properties officeooo:rsid="002165e8"/>
    </style:style>
    <style:style style:name="T12" style:family="text">
      <style:text-properties officeooo:rsid="0021cb27"/>
    </style:style>
    <style:style style:name="T13" style:family="text">
      <style:text-properties officeooo:rsid="00224e6b"/>
    </style:style>
    <style:style style:name="T14" style:family="text">
      <style:text-properties officeooo:rsid="00263a1b"/>
    </style:style>
    <style:style style:name="T15" style:family="text">
      <style:text-properties officeooo:rsid="002750bf"/>
    </style:style>
    <style:style style:name="T16" style:family="text">
      <style:text-properties officeooo:rsid="00288bc4"/>
    </style:style>
    <style:style style:name="T17" style:family="text">
      <style:text-properties officeooo:rsid="0028cf80"/>
    </style:style>
    <style:style style:name="T18" style:family="text">
      <style:text-properties officeooo:rsid="00299f82"/>
    </style:style>
    <style:style style:name="T19" style:family="text">
      <style:text-properties officeooo:rsid="002b50f5"/>
    </style:style>
    <style:style style:name="T20" style:family="text">
      <style:text-properties officeooo:rsid="002c2f88"/>
    </style:style>
    <style:style style:name="T21" style:family="text">
      <style:text-properties officeooo:rsid="002ca29e"/>
    </style:style>
    <style:style style:name="T22" style:family="text">
      <style:text-properties officeooo:rsid="002e044c"/>
    </style:style>
    <style:style style:name="T23" style:family="text">
      <style:text-properties officeooo:rsid="002f2a8f"/>
    </style:style>
    <style:style style:name="T24" style:family="text">
      <style:text-properties officeooo:rsid="0030f0b9"/>
    </style:style>
    <style:style style:name="T25" style:family="text">
      <style:text-properties officeooo:rsid="0033ed8d"/>
    </style:style>
    <style:style style:name="T26" style:family="text">
      <style:text-properties officeooo:rsid="00358de5"/>
    </style:style>
    <style:style style:name="T27" style:family="text">
      <style:text-properties officeooo:rsid="003657d9"/>
    </style:style>
    <style:style style:name="T28" style:family="text">
      <style:text-properties officeooo:rsid="00383c13"/>
    </style:style>
    <style:style style:name="T29" style:family="text">
      <style:text-properties officeooo:rsid="003d4b37"/>
    </style:style>
    <style:style style:name="T30" style:family="text">
      <style:text-properties officeooo:rsid="003dd5b6"/>
    </style:style>
    <style:style style:name="T31" style:family="text">
      <style:text-properties officeooo:rsid="003e6c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NFOS执行器SDK说明文档V0.1</text:p>
      <text:p text:style-name="P1"/>
      <text:h text:style-name="P43" text:outline-level="1">1.编译环境</text:h>
      <text:p text:style-name="P2">系统：ubuntu16.04</text:p>
      <text:p text:style-name="P2">编译器：gcc 5.4.0</text:p>
      <text:p text:style-name="P2"/>
      <text:h text:style-name="P43" text:outline-level="1">2.使用说明</text:h>
      <text:h text:style-name="P42" text:outline-level="2">MotorsController类</text:h>
      <text:p text:style-name="P4">包含头文件 #include “motorscontroller.h”</text:p>
      <text:p text:style-name="P4"/>
      <text:p text:style-name="P4">MotorsController类提供了执行器控制与查询等相关操作的所有接口</text:p>
      <text:p text:style-name="P4"/>
      <text:h text:style-name="Heading_20_3" text:outline-level="3">公有类型</text:h>
      <text:p text:style-name="P5"><text:s text:c="4"/>enum <text:a xlink:type="simple" xlink:href="../INNFOS执行器SDK说明文档v0.1.odt#2.1.3.1.enum%20OperationFlags%7Coutline" text:style-name="Internet_20_link" text:visited-style-name="Visited_20_Internet_20_Link">OperationFlags</text:a>{</text:p>
      <text:p text:style-name="P6"><text:s text:c="8"/>Recognize_Finished,</text:p>
      <text:p text:style-name="P6"><text:s text:c="8"/>Launch_Finished,</text:p>
      <text:p text:style-name="P6"><text:s text:c="8"/>Close_Finished,</text:p>
      <text:p text:style-name="P6"><text:s text:c="8"/>Save_Params_Finished,</text:p>
      <text:p text:style-name="P6"><text:s text:c="8"/>Attribute_Change_Finished,</text:p>
      <text:p text:style-name="P6"><text:s text:c="4"/>};</text:p>
      <text:h text:style-name="Heading_20_3" text:outline-level="3">公有函数</text:h>
      <text:p text:style-name="P5"/>
      <text:p text:style-name="P5"><text:s text:c="4"/>~<text:span text:style-name="T1">MotorsController</text:span>();</text:p>
      <text:p text:style-name="P6"><text:s text:c="4"/>MotorsController();</text:p>
      <text:p text:style-name="P6"/>
      <text:p text:style-name="P6"><text:s text:c="4"/>static void <text:a xlink:type="simple" xlink:href="../INNFOS执行器SDK说明文档v0.1.odt#2.1.6.1.static%20void%20initController(int%20&amp;argc,%20char%20**argv)%7Coutline" text:style-name="Internet_20_link" text:visited-style-name="Visited_20_Internet_20_Link">initController</text:a>(int &amp;argc, char **argv);</text:p>
      <text:p text:style-name="P6"/>
      <text:p text:style-name="P6"><text:s text:c="4"/>static MotorsController * <text:a xlink:type="simple" xlink:href="../INNFOS执行器SDK说明文档v0.1.odt#2.1.6.2.static%20MotorsController%20*%20getInstance();%7Coutline" text:style-name="Internet_20_link" text:visited-style-name="Visited_20_Internet_20_Link">getInstance</text:a>();</text:p>
      <text:p text:style-name="P6"/>
      <text:p text:style-name="P6"><text:s text:c="4"/>static void <text:a xlink:type="simple" xlink:href="../INNFOS执行器SDK说明文档v0.1.odt#2.1.6.4.static%20void%20progressEvents();%7Coutline" text:style-name="Internet_20_link" text:visited-style-name="Visited_20_Internet_20_Link">progressEvents</text:a>();</text:p>
      <text:p text:style-name="P6"/>
      <text:p text:style-name="P6"><text:s text:c="4"/>void <text:a xlink:type="simple" xlink:href="../INNFOS执行器SDK说明文档v0.1.odt#2.1.6.5.void%20autoRecoginze();%7Coutline" text:style-name="Internet_20_link" text:visited-style-name="Visited_20_Internet_20_Link">autoRecoginze</text:a>();</text:p>
      <text:p text:style-name="P6"/>
      <text:p text:style-name="P6"><text:s text:c="4"/>bool <text:a xlink:type="simple" xlink:href="../INNFOS执行器SDK说明文档v0.1.odt#2.1.6.6.bool%20hasAvailableMotor()const;%7Coutline" text:style-name="Internet_20_link" text:visited-style-name="Visited_20_Internet_20_Link">hasAvailableMotor</text:a>()const;</text:p>
      <text:p text:style-name="P6"/>
      <text:p text:style-name="P6"><text:s text:c="4"/>vector&lt;uint8_t&gt; <text:a xlink:type="simple" xlink:href="../INNFOS执行器SDK说明文档v0.1.odt#2.1.6.7.vector%3Cuint8_t%3E%20getMotorIdArray()const;%7Coutline" text:style-name="Internet_20_link" text:visited-style-name="Visited_20_Internet_20_Link">getMotorIdArray</text:a>()const;</text:p>
      <text:p text:style-name="P6"/>
      <text:p text:style-name="P6"><text:s text:c="4"/>void <text:a xlink:type="simple" xlink:href="../INNFOS执行器SDK说明文档v0.1.odt#2.1.6.8.void%20activeMotorsMode(vector%3Cuint8_t%3E%20idArray,%20const%20MotorData::Motor_Mode%20nMode);%7Coutline" text:style-name="Internet_20_link" text:visited-style-name="Visited_20_Internet_20_Link">activeMotorsMode</text:a>(vector&lt;uint8_t&gt; idArray, const MotorData::Motor_Mode nMode);</text:p>
      <text:p text:style-name="P6"/>
      <text:p text:style-name="P6"><text:s text:c="4"/>void <text:a xlink:type="simple" xlink:href="../INNFOS执行器SDK说明文档v0.1.odt#2.1.6.9.void%20launchAllMotors();%7Coutline" text:style-name="Internet_20_link" text:visited-style-name="Visited_20_Internet_20_Link">launchAllMotors</text:a>();</text:p>
      <text:p text:style-name="P6"/>
      <text:p text:style-name="P6"><text:soft-page-break/><text:s text:c="4"/>void <text:a xlink:type="simple" xlink:href="../INNFOS执行器SDK说明文档v0.1.odt#2.1.6.10.void%20closeAllMotors();%7Coutline" text:style-name="Internet_20_link" text:visited-style-name="Visited_20_Internet_20_Link">closeAllMotors</text:a>();</text:p>
      <text:p text:style-name="P6"/>
      <text:p text:style-name="P6"><text:s text:c="4"/>void <text:a xlink:type="simple" xlink:href="../INNFOS执行器SDK说明文档v0.1.odt#2.1.6.11.void%20launchMotor(uint8_t%20id);%7Coutline" text:style-name="Internet_20_link" text:visited-style-name="Visited_20_Internet_20_Link">launchMotor</text:a>(uint8_t id);</text:p>
      <text:p text:style-name="P6"/>
      <text:p text:style-name="P6"><text:s text:c="4"/>void <text:a xlink:type="simple" xlink:href="../INNFOS执行器SDK说明文档v0.1.odt#2.1.6.12.void%20closeMotor(uint8_t%20id);%7Coutline" text:style-name="Internet_20_link" text:visited-style-name="Visited_20_Internet_20_Link">closeMotor</text:a>(uint8_t id);</text:p>
      <text:p text:style-name="P6"/>
      <text:p text:style-name="P6"><text:s text:c="4"/>void <text:a xlink:type="simple" xlink:href="../INNFOS执行器SDK说明文档v0.1.odt#2.1.6.13.void%20switchAutoRefresh(vector%3Cuint8_t%3E%20idArray,bool%20bOpen);%7Coutline" text:style-name="Internet_20_link" text:visited-style-name="Visited_20_Internet_20_Link">switchAutoRefresh</text:a>(vector&lt;uint8_t&gt; idArray,bool bOpen);</text:p>
      <text:p text:style-name="P6"/>
      <text:p text:style-name="P6"><text:s text:c="4"/>void <text:a xlink:type="simple" xlink:href="../INNFOS执行器SDK说明文档v0.1.odt#2.1.6.14.void%20setAutoRefreshInterval(vector%3Cuint8_t%3E%20idArray,uint32_t%20mSec);%7Coutline" text:style-name="Internet_20_link" text:visited-style-name="Visited_20_Internet_20_Link">setAutoRefreshInterval</text:a>(vector&lt;uint8_t&gt; idArray,uint32_t mSec);</text:p>
      <text:p text:style-name="P6"/>
      <text:p text:style-name="P6"><text:s text:c="4"/>void <text:a xlink:type="simple" xlink:href="../INNFOS执行器SDK说明文档v0.1.odt#2.1.6.15.void%20setPosition(uint8_t%20id,double%20pos);%7Coutline" text:style-name="Internet_20_link" text:visited-style-name="Visited_20_Internet_20_Link">setPosition</text:a>(uint8_t id,double pos);</text:p>
      <text:p text:style-name="P6"/>
      <text:p text:style-name="P6"><text:s text:c="4"/>void <text:a xlink:type="simple" xlink:href="../INNFOS执行器SDK说明文档v0.1.odt#2.1.6.16.void%20setVelocity(uint8_t%20id,double%20vel);%7Coutline" text:style-name="Internet_20_link" text:visited-style-name="Visited_20_Internet_20_Link">setVelocity</text:a>(uint8_t id,double vel);</text:p>
      <text:p text:style-name="P6"/>
      <text:p text:style-name="P6"><text:s text:c="4"/>void <text:a xlink:type="simple" xlink:href="../INNFOS执行器SDK说明文档v0.1.odt#2.1.6.17.void%20setCurrent(uint8_t%20id,double%20current);%7Coutline" text:style-name="Internet_20_link" text:visited-style-name="Visited_20_Internet_20_Link">setCurrent</text:a>(uint8_t id,double current);</text:p>
      <text:p text:style-name="P6"/>
      <text:p text:style-name="P6"><text:s text:c="4"/>double <text:a xlink:type="simple" xlink:href="../INNFOS执行器SDK说明文档v0.1.odt#2.1.6.18.double%20getPosition(uint8_t%20id,bool%20bRefresh=false)const;%7Coutline" text:style-name="Internet_20_link" text:visited-style-name="Visited_20_Internet_20_Link">getPosition</text:a>(uint8_t id,bool bRefresh=false)const;</text:p>
      <text:p text:style-name="P6"/>
      <text:p text:style-name="P6"><text:s text:c="4"/>double <text:a xlink:type="simple" xlink:href="../INNFOS执行器SDK说明文档v0.1.odt#2.1.6.19.double%20getVelocity(uint8_t%20id,bool%20bRefresh=false)const;%7Coutline" text:style-name="Internet_20_link" text:visited-style-name="Visited_20_Internet_20_Link">getVelocity</text:a>(uint8_t id,bool bRefresh=false)const;</text:p>
      <text:p text:style-name="P6"/>
      <text:p text:style-name="P6"><text:s text:c="4"/>double <text:a xlink:type="simple" xlink:href="../INNFOS执行器SDK说明文档v0.1.odt#2.1.6.20.double%20getCurrent(uint8_t%20id,bool%20bRefresh=false)const;%7Coutline" text:style-name="Internet_20_link" text:visited-style-name="Visited_20_Internet_20_Link">getCurrent</text:a>(uint8_t id,bool bRefresh=false)const;</text:p>
      <text:p text:style-name="P6"/>
      <text:p text:style-name="P6"><text:s text:c="4"/>void <text:a xlink:type="simple" xlink:href="../INNFOS执行器SDK说明文档v0.1.odt#2.1.6.21.void%20setMotorAttribute(uint8_t%20id,MotorData::Motor_Data_Id%20attrId,double%20value);%7Coutline" text:style-name="Internet_20_link" text:visited-style-name="Visited_20_Internet_20_Link">setMotorAttribute</text:a>(uint8_t id,MotorData::Motor_Data_Id attrId,double value);</text:p>
      <text:p text:style-name="P6"/>
      <text:p text:style-name="P6"><text:s text:c="4"/>double <text:a xlink:type="simple" xlink:href="../INNFOS执行器SDK说明文档v0.1.odt#2.1.6.22.double%20getMotorAttribute(uint8_t%20id,MotorData::Motor_Data_Id%20attrId)const;%7Coutline" text:style-name="Internet_20_link" text:visited-style-name="Visited_20_Internet_20_Link">getMotorAttribute</text:a>(uint8_t id,MotorData::Motor_Data_Id attrId)const;</text:p>
      <text:p text:style-name="P6"/>
      <text:p text:style-name="P6"><text:s text:c="4"/>void <text:a xlink:type="simple" xlink:href="../INNFOS执行器SDK说明文档v0.1.odt#2.1.6.23.void%20saveAllParams(uint8_t%20id);%7Coutline" text:style-name="Internet_20_link" text:visited-style-name="Visited_20_Internet_20_Link">saveAllParams</text:a>(uint8_t id);</text:p>
      <text:p text:style-name="P6"/>
      <text:p text:style-name="P6"><text:s text:c="4"/>void <text:a xlink:type="simple" xlink:href="../INNFOS执行器SDK说明文档v0.1.odt#2.1.6.24.void%20clearHomingInfo(uint8_t%20id);%7Coutline" text:style-name="Internet_20_link" text:visited-style-name="Visited_20_Internet_20_Link">clearHomingInfo</text:a>(uint8_t id);</text:p>
      <text:p text:style-name="P6"/>
      <text:p text:style-name="P6"><text:s text:c="4"/>void <text:a xlink:type="simple" xlink:href="../INNFOS执行器SDK说明文档v0.1.odt#2.1.6.25.void%20setHomingOperationMode(uint8_t%20id,uint8_t%20nMode);%7Coutline" text:style-name="Internet_20_link" text:visited-style-name="Visited_20_Internet_20_Link">setHomingOperationMode</text:a>(uint8_t id,uint8_t nMode);</text:p>
      <text:p text:style-name="P6"/>
      <text:p text:style-name="P6"><text:s text:c="4"/>void <text:a xlink:type="simple" xlink:href="../INNFOS执行器SDK说明文档v0.1.odt#2.1.6.26.void%20openChartChannel(uint8_t%20id,uint8_t%20%20nChannelId);%7Coutline" text:style-name="Internet_20_link" text:visited-style-name="Visited_20_Internet_20_Link">openChartChannel</text:a>(uint8_t id,uint8_t <text:s/>nChannelId);</text:p>
      <text:p text:style-name="P6"/>
      <text:p text:style-name="P6"><text:s text:c="4"/>void <text:a xlink:type="simple" xlink:href="../INNFOS执行器SDK说明文档v0.1.odt#2.1.6.27.void%20closeChartChannel(uint8_t%20id,%20uint8_t%20nChannelId);%7Coutline" text:style-name="Internet_20_link" text:visited-style-name="Visited_20_Internet_20_Link">closeChartChannel</text:a>(uint8_t id, uint8_t nChannelId);</text:p>
      <text:p text:style-name="P6"/>
      <text:p text:style-name="P6"><text:s text:c="4"/>void <text:a xlink:type="simple" xlink:href="../INNFOS执行器SDK说明文档v0.1.odt#2.1.6.28.void%20switchChartAllChannel(uint8_t%20id,bool%20bOn);%7Coutline" text:style-name="Internet_20_link" text:visited-style-name="Visited_20_Internet_20_Link">switchChartAllChannel</text:a>(uint8_t id,bool bOn);</text:p>
      <text:p text:style-name="P6"/>
      <text:p text:style-name="P6"><text:s text:c="4"/>void <text:a xlink:type="simple" xlink:href="../INNFOS执行器SDK说明文档v0.1.odt#2.1.6.29.void%20regainAttrbute(uint8_t%20id,uint8_t%20attrId);%7Coutline" text:style-name="Internet_20_link" text:visited-style-name="Visited_20_Internet_20_Link">regainAttrbute</text:a>(uint8_t id,uint8_t attrId);</text:p>
      <text:p text:style-name="P6"/>
      <text:p text:style-name="P6"><text:s text:c="4"/>vector&lt;uint16_t&gt; <text:a xlink:type="simple" xlink:href="../INNFOS执行器SDK说明文档v0.1.odt#2.1.6.30.vector%3Cuint16_t%3E%20getErrorHistory(uint8_t%20id);%7Coutline" text:style-name="Internet_20_link" text:visited-style-name="Visited_20_Internet_20_Link">getErrorHistory</text:a>(uint8_t id);</text:p>
      <text:p text:style-name="P6"/>
      <text:p text:style-name="P6"><text:s text:c="4"/>void <text:a xlink:type="simple" xlink:href="../INNFOS执行器SDK说明文档v0.1.odt#2.1.6.31.void%20reconnect(uint8_t%20id);%7Coutline" text:style-name="Internet_20_link" text:visited-style-name="Visited_20_Internet_20_Link">reconnect</text:a>(uint8_t id);</text:p>
      <text:p text:style-name="P6"/>
      <text:p text:style-name="P6"><text:s text:c="4"/>void <text:a xlink:type="simple" xlink:href="../INNFOS执行器SDK说明文档v0.1.odt#2.1.6.32.void%20clearError(uint8_t%20id)%7Coutline" text:style-name="Internet_20_link" text:visited-style-name="Visited_20_Internet_20_Link">clearError</text:a>(uint8_t id);</text:p>
      <text:p text:style-name="P6"/>
      <text:h text:style-name="Heading_20_3" text:outline-level="3"><text:soft-page-break/>公有信号</text:h>
      <text:h text:style-name="Heading_20_4" text:outline-level="4">CSignal&lt;uint8_t,uint8_t&gt; m_sOperationFinished</text:h>
      <text:h text:style-name="Heading_20_4" text:outline-level="4">CSignal&lt;uint8_t,uint8_t,double&gt; m_sRequestBack</text:h>
      <text:h text:style-name="Heading_20_4" text:outline-level="4">CSignal&lt;uint8_t,uint16_t,std::string&gt; m_sError</text:h>
      <text:h text:style-name="Heading_20_4" text:outline-level="4">CSignal&lt;uint8_t,uint8_t,double&gt; m_sMotorAttrChanged</text:h>
      <text:h text:style-name="Heading_20_4" text:outline-level="4">CSignal&lt;&gt; m_sNewChartStart;</text:h>
      <text:h text:style-name="Heading_20_4" text:outline-level="4">CSignal&lt;uint8_t,double&gt; m_sChartValueChange</text:h>
      <text:h text:style-name="Heading_20_3" text:outline-level="3">详细说明文档</text:h>
      <text:p text:style-name="P39">MotorsController类提供了执行器控制与查询等相关操作的所有接口。具体使用可查看使用Demo的m<text:span text:style-name="T2">ain.cpp,test.h,test.cpp的相关代码。</text:span></text:p>
      <text:p text:style-name="P39"/>
      <text:p text:style-name="P39"><text:span text:style-name="T2">在main.cpp中，</text:span></text:p>
      <text:p text:style-name="P8">MotorsController::initController(argc, argv);</text:p>
      <text:p text:style-name="P8">这里初始化控制器，在使用控制器之前必须先初始化<text:span text:style-name="T4">。</text:span></text:p>
      <text:p text:style-name="P9">MotorsController *pController = MotorsController::getInstance()；</text:p>
      <text:p text:style-name="P9">pController-&gt;autoRecoginze();</text:p>
      <text:p text:style-name="P12">自动识别设备，识别完成后会触发控制器中的m_sOperationFinished 信号，操作类型是<text:a xlink:type="simple" xlink:href="../INNFOS执行器SDK说明文档v0.1.odt#2.1.3.1.enum%20OperationFlags%7Coutline" text:style-name="Internet_20_link" text:visited-style-name="Visited_20_Internet_20_Link"><text:span text:style-name="T2">OperationFlags</text:span></text:a><text:span text:style-name="T2"> 中的Recognize_Finished </text:span>。</text:p>
      <text:p text:style-name="P9">TestDemo t;</text:p>
      <text:p text:style-name="P9">pController-&gt;m_sOperationFinished.connect_member(&amp;t, &amp;TestDemo::operationFinished);</text:p>
      <text:p text:style-name="P9">pController→m_sMotorAttrChanged.connect_member(&amp;t,&amp;TestDemo::motorAttrChanged);</text:p>
      <text:p text:style-name="P9">pController-&gt;m_sError.connect_member(&amp;t,&amp;TestDemo::errorOccur);</text:p>
      <text:p text:style-name="P10">这里关联了三个信号到Test<text:span text:style-name="T2">Demo类中，一个 m_sOperationFinished，该信号会在指定操作完成后触发，相关操作类型详见</text:span><text:a xlink:type="simple" xlink:href="../INNFOS执行器SDK说明文档v0.1.odt#2.1.3.1.enum%20OperationFlags%7Coutline" text:style-name="Internet_20_link" text:visited-style-name="Visited_20_Internet_20_Link"><text:span text:style-name="T2">OperationFlags</text:span></text:a><text:span text:style-name="T2"> ，一个 m_sMotorAttrChanged，该信号会在设备属性更改后触发，一个 m_sError，当设备或者通信出现错误时候会触发该信号</text:span></text:p>
      <text:p text:style-name="P9">while (true)</text:p>
      <text:p text:style-name="P9">{</text:p>
      <text:p text:style-name="P9">MotorsController::progressEvents();</text:p>
      <text:p text:style-name="P11">...</text:p>
      <text:p text:style-name="P13"><text:span text:style-name="T5">}这里循环触发控制器的事件处理函数</text:span><text:span text:style-name="T6">，如果不调用，控制器就无法得到正确的设备状态，也无法发送相关的信号等操作。</text:span></text:p>
      <text:p text:style-name="P13"><text:span text:style-name="T6"/></text:p>
      <text:p text:style-name="P13"><text:span text:style-name="T6">在test.</text:span><text:span text:style-name="T7">cpp中</text:span><text:span text:style-name="T8">，</text:span></text:p>
      <text:p text:style-name="P14">void TestDemo::operationFinished(uint8_t id, uint8_t type)</text:p>
      <text:p text:style-name="P14">{</text:p>
      <text:p text:style-name="P14"><text:s text:c="4"/>switch (type)</text:p>
      <text:p text:style-name="P14"><text:s text:c="4"/>{</text:p>
      <text:p text:style-name="P14"><text:s text:c="4"/>case MotorsController::Recognize_Finished:</text:p>
      <text:p text:style-name="P14"><text:s text:c="8"/>contorllerInst-&gt;launchAllMotors();</text:p>
      <text:p text:style-name="P14"><text:s text:c="8"/>break;</text:p>
      <text:p text:style-name="P14"><text:s text:c="4"/>case MotorsController::Launch_Finished:</text:p>
      <text:p text:style-name="P14"><text:s text:c="4"/>{</text:p>
      <text:p text:style-name="P14"><text:s text:c="8"/>m_bHasLaunched = true;</text:p>
      <text:p text:style-name="P14"><text:soft-page-break/><text:s text:c="8"/>// vector&lt;uint8_t&gt; idArray;</text:p>
      <text:p text:style-name="P14"><text:s text:c="8"/>// idArray.push_back(id);</text:p>
      <text:p text:style-name="P14"><text:s text:c="8"/>// contorllerInst-&gt;activeMotorsMode(idArray, MotorData::Mode_Profile_Pos);</text:p>
      <text:p text:style-name="P14"><text:s text:c="4"/>}</text:p>
      <text:p text:style-name="P14"><text:s text:c="4"/>break;</text:p>
      <text:p text:style-name="P14"><text:s text:c="4"/>default:</text:p>
      <text:p text:style-name="P14"><text:s text:c="8"/>break;</text:p>
      <text:p text:style-name="P14"><text:s text:c="4"/>}</text:p>
      <text:p text:style-name="P14">}</text:p>
      <text:p text:style-name="P15">当识别完成后<text:span text:style-name="T10">，自动启动设备，启动完成后，设置变量m_</text:span>bHasLaunched<text:span text:style-name="T10">，如果没有启动成功，不要操作。</text:span></text:p>
      <text:p text:style-name="P14"/>
      <text:p text:style-name="P14">void TestDemo::cmdOperation(uint8_t directive, double value)</text:p>
      <text:p text:style-name="P14">{</text:p>
      <text:p text:style-name="P14"><text:s text:c="4"/>if (!m_bHasLaunched)</text:p>
      <text:p text:style-name="P14"><text:s text:c="8"/>return;</text:p>
      <text:p text:style-name="P14"><text:s text:c="4"/>vector&lt;uint8_t&gt; idArray = contorllerInst-&gt;getMotorIdArray();</text:p>
      <text:p text:style-name="P14"><text:s text:c="4"/>switch (directive)</text:p>
      <text:p text:style-name="P14"><text:s text:c="4"/>{</text:p>
      <text:p text:style-name="P14"><text:s text:c="4"/>case 'a':</text:p>
      <text:p text:style-name="P14"><text:s text:c="8"/>contorllerInst-&gt;activeMotorsMode(idArray, MotorData::Motor_Mode(value));</text:p>
      <text:p text:style-name="P14"><text:s text:c="8"/>break;</text:p>
      <text:p text:style-name="P14"><text:s text:c="4"/>case 's':</text:p>
      <text:p text:style-name="P14"><text:s text:c="8"/>contorllerInst-&gt;closeAllMotors();</text:p>
      <text:p text:style-name="P14"><text:s text:c="8"/>break;</text:p>
      <text:p text:style-name="P14"><text:s text:c="4"/>case 'p':</text:p>
      <text:p text:style-name="P14"><text:s text:c="8"/>for (int i = 0; i &lt; idArray.size(); ++i)</text:p>
      <text:p text:style-name="P14"><text:s text:c="8"/>{</text:p>
      <text:p text:style-name="P14"><text:s text:c="12"/>contorllerInst-&gt;setPosition(idArray.at(i), value);</text:p>
      <text:p text:style-name="P14"><text:s text:c="8"/>}</text:p>
      <text:p text:style-name="P14"><text:s text:c="8"/>break;</text:p>
      <text:p text:style-name="P14"><text:s text:c="4"/>case 'c':</text:p>
      <text:p text:style-name="P14"><text:s text:c="8"/>for (int i = 0; i &lt; idArray.size(); ++i)</text:p>
      <text:p text:style-name="P14"><text:s text:c="8"/>{</text:p>
      <text:p text:style-name="P14"><text:s text:c="12"/>contorllerInst-&gt;setCurrent(idArray.at(i), value);</text:p>
      <text:p text:style-name="P14"><text:s text:c="8"/>}</text:p>
      <text:p text:style-name="P14"><text:s text:c="8"/>break;</text:p>
      <text:p text:style-name="P14"><text:s text:c="4"/>case 'v':</text:p>
      <text:p text:style-name="P14"><text:s text:c="8"/>for (int i = 0; i &lt; idArray.size(); ++i)</text:p>
      <text:p text:style-name="P14"><text:s text:c="8"/>{</text:p>
      <text:p text:style-name="P14"><text:s text:c="12"/>contorllerInst-&gt;setVelocity(idArray.at(i), value);</text:p>
      <text:p text:style-name="P14"><text:s text:c="8"/>}</text:p>
      <text:p text:style-name="P14"><text:s text:c="8"/>break;</text:p>
      <text:p text:style-name="P14"><text:s text:c="4"/>case 'r':</text:p>
      <text:p text:style-name="P14"><text:s text:c="8"/>{</text:p>
      <text:p text:style-name="P14"><text:s text:c="12"/>int nTag = (int)value;</text:p>
      <text:p text:style-name="P14"><text:s text:c="12"/>MotorData::Motor_Data_Id dataId = MotorData::CUR_ACTURAL;</text:p>
      <text:p text:style-name="P14"><text:s text:c="12"/>if (nTag == 2)</text:p>
      <text:p text:style-name="P14"><text:s text:c="12"/>{</text:p>
      <text:p text:style-name="P14"><text:s text:c="16"/>dataId = MotorData::VEL_ACTURAL;</text:p>
      <text:p text:style-name="P14"><text:soft-page-break/><text:s text:c="12"/>}</text:p>
      <text:p text:style-name="P14"><text:s text:c="12"/>else if (nTag == 3)</text:p>
      <text:p text:style-name="P14"><text:s text:c="12"/>{</text:p>
      <text:p text:style-name="P14"><text:s text:c="16"/>dataId = MotorData::POS_ACTURAL;</text:p>
      <text:p text:style-name="P14"><text:s text:c="12"/>}</text:p>
      <text:p text:style-name="P14"/>
      <text:p text:style-name="P14"><text:s text:c="12"/>for (int i = 0; i &lt; idArray.size(); ++i)</text:p>
      <text:p text:style-name="P14"><text:s text:c="12"/>{</text:p>
      <text:p text:style-name="P14"><text:s text:c="16"/>contorllerInst-&gt;regainAttrbute(idArray.at(i), dataId);</text:p>
      <text:p text:style-name="P14"><text:s text:c="12"/>}</text:p>
      <text:p text:style-name="P14"><text:s text:c="8"/>}</text:p>
      <text:p text:style-name="P14"><text:s text:c="8"/>break;</text:p>
      <text:p text:style-name="P14"><text:s text:c="4"/>default:</text:p>
      <text:p text:style-name="P14"><text:s text:c="8"/>break;</text:p>
      <text:p text:style-name="P14"><text:s text:c="4"/>}</text:p>
      <text:p text:style-name="P14">}</text:p>
      <text:p text:style-name="P14">通过指令控制设备<text:span text:style-name="T11">：</text:span></text:p>
      <text:p text:style-name="P14">激活模式<text:span text:style-name="T11">：</text:span>控制台输入<text:span text:style-name="T11">：</text:span> a <text:span text:style-name="T11">6 会激活设备的profile_position模式，其他模式类似，将数字修改成对应的模式id就可以；</text:span></text:p>
      <text:p text:style-name="P14"/>
      <text:p text:style-name="P14">关闭设备<text:span text:style-name="T12">：控制台输入：s 0 关闭所有设备；</text:span></text:p>
      <text:p text:style-name="P14"/>
      <text:p text:style-name="P14">设置设备位置<text:span text:style-name="T12">：（单位：revolution，只有position模式和profile_position模式（推荐）可以设置位置）：控制台输入：p 圈数 设备就会转到对应位置</text:span></text:p>
      <text:p text:style-name="P14"/>
      <text:p text:style-name="P14">设置设备电流<text:span text:style-name="T12">：（单位：A，只有current模式可用）：控制台输入：c 电流值 设备输入指定电流值</text:span></text:p>
      <text:p text:style-name="P14">设置设备速度:<text:span text:style-name="T12">（单位 revolution/min,只有velocity和profile_velocity模式下可用）控制台输入：v 速度值 设备按照指定速度旋转</text:span></text:p>
      <text:p text:style-name="P14"/>
      <text:p text:style-name="P16">读取设备属性<text:span text:style-name="T13">：控制台输入：r 1 获取电流 、r 2获取速度 、r 3获取位置，获取成功后会触发控制器的 </text:span><text:span text:style-name="T9">m_sMotorAttrChanged 信号</text:span></text:p>
      <text:p text:style-name="P14"/>
      <text:p text:style-name="P14"/>
      <text:p text:style-name="P14">void TestDemo::motorAttrChanged(uint8_t id, uint8_t attrId, double value)</text:p>
      <text:p text:style-name="P14">{</text:p>
      <text:p text:style-name="P14"><text:s text:c="4"/>switch (attrId)</text:p>
      <text:p text:style-name="P14"><text:s text:c="4"/>{</text:p>
      <text:p text:style-name="P14"><text:s text:c="4"/>case MotorData::CUR_ACTURAL:</text:p>
      <text:p text:style-name="P14"><text:s text:c="8"/>cout &lt;&lt; "motor " &lt;&lt; id &lt;&lt; " current:" &lt;&lt; value &lt;&lt; endl;</text:p>
      <text:p text:style-name="P14"><text:s text:c="8"/>break;</text:p>
      <text:p text:style-name="P14"><text:s text:c="4"/>case MotorData::VEL_ACTURAL:</text:p>
      <text:p text:style-name="P14"><text:s text:c="8"/>cout &lt;&lt; "motor " &lt;&lt; id &lt;&lt; " velocity:" &lt;&lt; value &lt;&lt;endl;</text:p>
      <text:p text:style-name="P14"><text:s text:c="8"/>break;</text:p>
      <text:p text:style-name="P14"><text:s text:c="4"/>case MotorData::POS_ACTURAL:</text:p>
      <text:p text:style-name="P14"><text:s text:c="8"/>cout &lt;&lt; "motor " &lt;&lt; id &lt;&lt; " position:" &lt;&lt; value &lt;&lt;endl;</text:p>
      <text:p text:style-name="P14"><text:s text:c="8"/>break;</text:p>
      <text:p text:style-name="P14"><text:s text:c="4"/>default:</text:p>
      <text:p text:style-name="P14"><text:s text:c="8"/>break;</text:p>
      <text:p text:style-name="P14"><text:s text:c="4"/>}</text:p>
      <text:p text:style-name="P14">}</text:p>
      <text:p text:style-name="P17"><text:soft-page-break/>当读取到电流、速度、位置变化的时候，打印这些属性值。</text:p>
      <text:p text:style-name="P14"/>
      <text:p text:style-name="P14">void TestDemo::errorOccur(uint8_t id,uint16_t errorId, string errorInfo)</text:p>
      <text:p text:style-name="P14">{</text:p>
      <text:p text:style-name="P14"><text:s text:c="4"/>cout &lt;&lt; id &lt;&lt; " error " &lt;&lt; errorId &lt;&lt; " " &lt;&lt; errorInfo.c_str() &lt;&lt; endl;</text:p>
      <text:p text:style-name="P14">}</text:p>
      <text:p text:style-name="P14">输出错误信息</text:p>
      <text:h text:style-name="Heading_20_3" text:outline-level="3">类型文档</text:h>
      <text:h text:style-name="Heading_20_4" text:outline-level="4">enum OperationFlags</text:h>
      <text:p text:style-name="P7">Recognize_Finished 自动识别完成</text:p>
      <text:p text:style-name="P7">Launch_Finished 启动设备完成</text:p>
      <text:p text:style-name="P7">Close_Finished 关闭设备完成</text:p>
      <text:p text:style-name="P7">Save_Params_Finished 保存参数完成（未实现）</text:p>
      <text:p text:style-name="P7">Attribute_Change_Finished 属性修改完成（未实现）</text:p>
      <text:p text:style-name="P7"/>
      <text:h text:style-name="Heading_20_3" text:outline-level="3">接口说明文档</text:h>
      <text:h text:style-name="Heading_20_4" text:outline-level="4">static void initController(int &amp;argc, char **argv)</text:h>
      <text:p text:style-name="Text_20_body">初始化控制器<text:span text:style-name="T14">，使用控制器前必须要先初始化</text:span></text:p>
      <text:h text:style-name="Heading_20_4" text:outline-level="4">static MotorsController * getInstance();</text:h>
      <text:p text:style-name="Text_20_body">获取控制器实例对象</text:p>
      <text:h text:style-name="Heading_20_4" text:outline-level="4"/>
      <text:h text:style-name="Heading_20_4" text:outline-level="4">static void progressEvents();</text:h>
      <text:p text:style-name="Text_20_body">处理控制器事件<text:span text:style-name="T15">，必须一直被调用，如果不调用，控制器就会无法获取对应设备状态和触发相应信号</text:span></text:p>
      <text:h text:style-name="Heading_20_4" text:outline-level="4">void autoRecoginze();</text:h>
      <text:p text:style-name="P18">自动识别设备<text:span text:style-name="T16">，识别完成后会触发</text:span><text:a xlink:type="simple" xlink:href="#3.CSignal&lt;uint8_t,uint8_t&gt; m_sOperationFinished|outline" text:style-name="Internet_20_link" text:visited-style-name="Visited_20_Internet_20_Link"><text:span text:style-name="T16">m_sOperationFinished</text:span></text:a><text:span text:style-name="T16">信号，类型值为 </text:span><text:a xlink:type="simple" xlink:href="#2.1.3.1.enum OperationFlags|outline" text:style-name="Internet_20_link" text:visited-style-name="Visited_20_Internet_20_Link"><text:span text:style-name="T16">OperationFlags</text:span></text:a><text:span text:style-name="T16">的</text:span><text:span text:style-name="T3">Recognize_Finished </text:span></text:p>
      <text:h text:style-name="Heading_20_4" text:outline-level="4">bool hasAvailableMotor()const;</text:h>
      <text:p text:style-name="Text_20_body">是否有可用设备<text:span text:style-name="T17">，有返回true，否则返回false</text:span></text:p>
      <text:h text:style-name="Heading_20_4" text:outline-level="4">vector&lt;uint8_t&gt; getMotorIdArray()const;</text:h>
      <text:p text:style-name="Text_20_body">获取当前所有设备的id数组</text:p>
      <text:h text:style-name="Heading_20_4" text:outline-level="4">void activeMotorsMode(vector&lt;uint8_t&gt; idArray, const MotorData::Motor_Mode nMode);</text:h>
      <text:p text:style-name="Text_20_body">激活设备的指定模式</text:p>
      <text:p text:style-name="Text_20_body">id<text:span text:style-name="T18">Array:指定设备id数组</text:span></text:p>
      <text:p text:style-name="Text_20_body"><text:soft-page-break/>nMode:模式Id</text:p>
      <text:h text:style-name="Heading_20_4" text:outline-level="4">void launchAllMotors();</text:h>
      <text:p text:style-name="Text_20_body">启动所有设备</text:p>
      <text:h text:style-name="Heading_20_4" text:outline-level="4">void closeAllMotors();</text:h>
      <text:p text:style-name="Text_20_body">关闭所有设备</text:p>
      <text:p text:style-name="Text_20_body"/>
      <text:h text:style-name="Heading_20_4" text:outline-level="4">void launchMotor(uint8_t id);</text:h>
      <text:p text:style-name="Text_20_body">启动指定设备</text:p>
      <text:p text:style-name="Text_20_body">id<text:span text:style-name="T19">：指定设备id</text:span></text:p>
      <text:h text:style-name="Heading_20_4" text:outline-level="4">void closeMotor(uint8_t id);</text:h>
      <text:p text:style-name="Text_20_body">关闭指定设备</text:p>
      <text:p text:style-name="Text_20_body">id<text:span text:style-name="T19">：指定设备id</text:span></text:p>
      <text:h text:style-name="Heading_20_4" text:outline-level="4">void switchAutoRefresh(vector&lt;uint8_t&gt; idArray,bool bOpen);</text:h>
      <text:p text:style-name="Text_20_body">开启或者关闭自动获取设备数据功能<text:span text:style-name="T19">，默认该功能开启，时间间隔为1s</text:span></text:p>
      <text:p text:style-name="P19">id<text:span text:style-name="T18">Array:指定设备id数组</text:span></text:p>
      <text:p text:style-name="P19">b<text:span text:style-name="T19">Open:是否开启自动获取数据功能</text:span></text:p>
      <text:h text:style-name="Heading_20_4" text:outline-level="4">void setAutoRefreshInterval(vector&lt;uint8_t&gt; idArray,uint32_t mSec);</text:h>
      <text:p text:style-name="Text_20_body">设置自动获取的时间间隔</text:p>
      <text:p text:style-name="P20">id<text:span text:style-name="T18">Array:指定设备id数组</text:span></text:p>
      <text:p text:style-name="P20">mSec:时间间隔<text:span text:style-name="T20">，单位毫秒</text:span></text:p>
      <text:h text:style-name="Heading_20_4" text:outline-level="4">void setPosition(uint8_t id,double pos);</text:h>
      <text:p text:style-name="Text_20_body">设置指定设备的位置<text:span text:style-name="T21">，只有在position模式 和profile_position模式下生效</text:span></text:p>
      <text:p text:style-name="Text_20_body">id<text:span text:style-name="T21">：指定设备id</text:span></text:p>
      <text:p text:style-name="Text_20_body">pos<text:span text:style-name="T21">：位置，单位revolution</text:span></text:p>
      <text:h text:style-name="Heading_20_4" text:outline-level="4">void setVelocity(uint8_t id,double vel);</text:h>
      <text:p text:style-name="P21">设置指定设备的速度<text:span text:style-name="T23">，只有在velocity模式和profile_velocity模式下生效</text:span></text:p>
      <text:p text:style-name="P21">id<text:span text:style-name="T21">：指定设备id</text:span></text:p>
      <text:p text:style-name="P21"><text:span text:style-name="T22">vel：速度，单位revolution/min</text:span></text:p>
      <text:h text:style-name="Heading_20_4" text:outline-level="4"><text:soft-page-break/>void setCurrent(uint8_t id,double current);</text:h>
      <text:p text:style-name="P22">设置指定设备的速度<text:span text:style-name="T23">，只有在current模式下生效</text:span></text:p>
      <text:p text:style-name="P22">id<text:span text:style-name="T21">：指定设备id</text:span></text:p>
      <text:p text:style-name="P22"><text:span text:style-name="T22">current：速度，单位A</text:span></text:p>
      <text:h text:style-name="Heading_20_4" text:outline-level="4">double getPosition(uint8_t id,bool bRefresh=false)const;</text:h>
      <text:p text:style-name="P23">读取指定设备的位置<text:span text:style-name="T24">（不一定为最新，如果要获取最新位置，请使用</text:span><text:a xlink:type="simple" xlink:href="#8.0.3.39.void regainAttrbute(uint8_t id,uint8_t attrId);|outline" text:style-name="Internet_20_link" text:visited-style-name="Visited_20_Internet_20_Link"><text:span text:style-name="T24">regainAttrbute</text:span></text:a><text:span text:style-name="T24"> 刷新并且链接</text:span><text:a xlink:type="simple" xlink:href="#6.CSignal&lt;uint8_t,uint8_t,double&gt; m_sMotorAttrChanged|outline" text:style-name="Internet_20_link" text:visited-style-name="Visited_20_Internet_20_Link"><text:span text:style-name="T24">m_sMotorAttrChanged</text:span></text:a><text:span text:style-name="T24"> 信号，等待信号触发）</text:span></text:p>
      <text:p text:style-name="P23">id<text:span text:style-name="T21">：指定设备id</text:span></text:p>
      <text:p text:style-name="P23">bR<text:span text:style-name="T24">efresh:是否立即刷新位置</text:span></text:p>
      <text:p text:style-name="P23"><text:span text:style-name="T21">返回值：位置，单位revolution</text:span></text:p>
      <text:h text:style-name="Heading_20_4" text:outline-level="4">double getVelocity(uint8_t id,bool bRefresh=false)const;</text:h>
      <text:p text:style-name="P24">读取指定设备的速度<text:span text:style-name="T24">（不一定为最新，如果要获取最新速度，请使用</text:span><text:a xlink:type="simple" xlink:href="#8.0.3.39.void regainAttrbute(uint8_t id,uint8_t attrId);|outline" text:style-name="Internet_20_link" text:visited-style-name="Visited_20_Internet_20_Link"><text:span text:style-name="T24">regainAttrbute</text:span></text:a><text:span text:style-name="T24"> 刷新并且链接</text:span><text:a xlink:type="simple" xlink:href="#6.CSignal&lt;uint8_t,uint8_t,double&gt; m_sMotorAttrChanged|outline" text:style-name="Internet_20_link" text:visited-style-name="Visited_20_Internet_20_Link"><text:span text:style-name="T24">m_sMotorAttrChanged</text:span></text:a><text:span text:style-name="T24"> 信号，等待信号触发）</text:span></text:p>
      <text:p text:style-name="P24">id<text:span text:style-name="T21">：指定设备id</text:span></text:p>
      <text:p text:style-name="P24">bR<text:span text:style-name="T24">efresh:是否立即刷新速度</text:span></text:p>
      <text:p text:style-name="P24"><text:span text:style-name="T21">返回值：速度，单位revolution/min</text:span></text:p>
      <text:h text:style-name="Heading_20_4" text:outline-level="4">double getCurrent(uint8_t id,bool bRefresh=false)const;</text:h>
      <text:p text:style-name="P25">读取指定设备的电流<text:span text:style-name="T25">（不一定为最新，如果要获取最新电流，请使用</text:span><text:a xlink:type="simple" xlink:href="#8.0.3.39.void regainAttrbute(uint8_t id,uint8_t attrId);|outline" text:style-name="Internet_20_link" text:visited-style-name="Visited_20_Internet_20_Link"><text:span text:style-name="T25">regainAttrbute</text:span></text:a><text:span text:style-name="T25"> 刷新并且链接</text:span><text:a xlink:type="simple" xlink:href="#6.CSignal&lt;uint8_t,uint8_t,double&gt; m_sMotorAttrChanged|outline" text:style-name="Internet_20_link" text:visited-style-name="Visited_20_Internet_20_Link"><text:span text:style-name="T25">m_sMotorAttrChanged</text:span></text:a><text:span text:style-name="T25"> 信号，等待信号触发）</text:span></text:p>
      <text:p text:style-name="P25">id<text:span text:style-name="T21">：指定设备id</text:span></text:p>
      <text:p text:style-name="P25">bR<text:span text:style-name="T24">efresh:是否立即刷新电流</text:span></text:p>
      <text:p text:style-name="P25"><text:span text:style-name="T21">返回值：电流，单位A</text:span></text:p>
      <text:h text:style-name="Heading_20_4" text:outline-level="4">void setMotorAttribute(uint8_t id,MotorData::Motor_Data_Id attrId,double value);</text:h>
      <text:p text:style-name="P26">设置设备属性<text:span text:style-name="T26">，设置成功后会触发</text:span><text:a xlink:type="simple" xlink:href="#6.CSignal&lt;uint8_t,uint8_t,double&gt; m_sMotorAttrChanged|outline" text:style-name="Internet_20_link" text:visited-style-name="Visited_20_Internet_20_Link"><text:span text:style-name="T26">m_sMotorAttrChanged</text:span></text:a><text:span text:style-name="T26"> 信号</text:span></text:p>
      <text:p text:style-name="P26">id<text:span text:style-name="T21">：指定设备id</text:span></text:p>
      <text:p text:style-name="P26">att<text:span text:style-name="T26">rId：设备属性id</text:span></text:p>
      <text:p text:style-name="P26">value<text:span text:style-name="T26">：设置的属性值</text:span></text:p>
      <text:h text:style-name="Heading_20_4" text:outline-level="4"><text:soft-page-break/>double getMotorAttribute(uint8_t id,MotorData::Motor_Data_Id attrId)const;</text:h>
      <text:p text:style-name="Text_20_body">获取设备属性</text:p>
      <text:p text:style-name="P27">id<text:span text:style-name="T21">：指定设备id</text:span></text:p>
      <text:p text:style-name="P27">att<text:span text:style-name="T26">rId：设备属性id</text:span></text:p>
      <text:p text:style-name="P27"><text:span text:style-name="T26">返回值：设备的属性值</text:span></text:p>
      <text:h text:style-name="Heading_20_4" text:outline-level="4">void saveAllParams(uint8_t id);</text:h>
      <text:p text:style-name="Text_20_body">保存设备当前所有参数</text:p>
      <text:p text:style-name="P28">id<text:span text:style-name="T21">：指定设备id</text:span></text:p>
      <text:h text:style-name="Heading_20_4" text:outline-level="4">void clearHomingInfo(uint8_t id);</text:h>
      <text:p text:style-name="P28">清除Homing模式下的参数设置<text:span text:style-name="T27">，包括左右极限和零位</text:span></text:p>
      <text:p text:style-name="P28">id<text:span text:style-name="T21">：指定设备id</text:span></text:p>
      <text:h text:style-name="Heading_20_4" text:outline-level="4">void setHomingOperationMode(uint8_t id,uint8_t nMode);</text:h>
      <text:p text:style-name="Text_20_body">暂未实现</text:p>
      <text:h text:style-name="Heading_20_4" text:outline-level="4">void openChartChannel(uint8_t id,uint8_t <text:s/>nChannelId);</text:h>
      <text:p text:style-name="Text_20_body">开启图表通道</text:p>
      <text:p text:style-name="P29">id<text:span text:style-name="T21">：指定设备id</text:span></text:p>
      <text:p text:style-name="P30">nChannelId:图表通道id</text:p>
      <text:h text:style-name="Heading_20_4" text:outline-level="4">void closeChartChannel(uint8_t id, uint8_t nChannelId);</text:h>
      <text:p text:style-name="P32">关闭图表通道</text:p>
      <text:p text:style-name="P32">id<text:span text:style-name="T21">：指定设备id</text:span></text:p>
      <text:p text:style-name="P31"><text:span text:style-name="T28">nChannelId:图表通道id</text:span></text:p>
      <text:h text:style-name="Heading_20_4" text:outline-level="4">void switchChartAllChannel(uint8_t id,bool bOn);</text:h>
      <text:p text:style-name="P33">开启或关闭设备所有图表通道</text:p>
      <text:p text:style-name="P33">id<text:span text:style-name="T21">：指定设备id</text:span></text:p>
      <text:p text:style-name="Text_20_body">bO<text:span text:style-name="T29">n:是否开启</text:span></text:p>
      <text:h text:style-name="Heading_20_4" text:outline-level="4">void regainAttrbute(uint8_t id,uint8_t attrId);</text:h>
      <text:p text:style-name="P34">请求刷新设备属性值<text:span text:style-name="T30">，刷新成功后会触发</text:span><text:a xlink:type="simple" xlink:href="#6.CSignal&lt;uint8_t,uint8_t,double&gt; m_sMotorAttrChanged|outline" text:style-name="Internet_20_link" text:visited-style-name="Visited_20_Internet_20_Link"><text:span text:style-name="T30">m_sMotorAttrChanged</text:span></text:a><text:span text:style-name="T30"> 信号</text:span></text:p>
      <text:p text:style-name="P34">id<text:span text:style-name="T21">：指定设备id</text:span></text:p>
      <text:p text:style-name="P34"><text:soft-page-break/>a<text:span text:style-name="T30">ttrId:属性id</text:span></text:p>
      <text:h text:style-name="Heading_20_4" text:outline-level="4">vector&lt;uint16_t&gt; getErrorHistory(uint8_t id);</text:h>
      <text:p text:style-name="Text_20_body">获取设备错误历史记录</text:p>
      <text:p text:style-name="P35">id<text:span text:style-name="T21">：指定设备id</text:span></text:p>
      <text:p text:style-name="P35">返回值<text:span text:style-name="T31">：历史错误id数组</text:span></text:p>
      <text:h text:style-name="Heading_20_4" text:outline-level="4">void reconnect(uint8_t id);</text:h>
      <text:p text:style-name="P36">重连设备<text:span text:style-name="T30">，重连成功后会触发</text:span><text:a xlink:type="simple" xlink:href="#6.CSignal&lt;uint8_t,uint8_t,double&gt; m_sMotorAttrChanged|outline" text:style-name="Internet_20_link" text:visited-style-name="Visited_20_Internet_20_Link"><text:span text:style-name="T30">m_sMotorAttrChanged</text:span></text:a><text:span text:style-name="T30"> 信号</text:span></text:p>
      <text:p text:style-name="P37">id<text:span text:style-name="T21">：指定设备id</text:span></text:p>
      <text:h text:style-name="Heading_20_4" text:outline-level="4">void clearError(uint8_t id)</text:h>
      <text:p text:style-name="P38">设备错误清除<text:span text:style-name="T30">，清除成功后会触发</text:span><text:a xlink:type="simple" xlink:href="#6.CSignal&lt;uint8_t,uint8_t,double&gt; m_sMotorAttrChanged|outline" text:style-name="Internet_20_link" text:visited-style-name="Visited_20_Internet_20_Link"><text:span text:style-name="T30">m_sMotorAttrChanged</text:span></text:a><text:span text:style-name="T30"> 信号，并且设备模式会切换到current模式</text:span></text:p>
      <text:p text:style-name="P38">id<text:span text:style-name="T21">：指定设备i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9:35:12.603032796</meta:creation-date>
    <dc:date>2018-03-07T16:51:00.108195881</dc:date>
    <meta:editing-duration>PT2H36M40S</meta:editing-duration>
    <meta:editing-cycles>44</meta:editing-cycles>
    <meta:generator>LibreOffice/5.1.6.2$Linux_X86_64 LibreOffice_project/10m0$Build-2</meta:generator>
    <meta:document-statistic meta:table-count="0" meta:image-count="0" meta:object-count="0" meta:page-count="10" meta:paragraph-count="292" meta:word-count="2126" meta:character-count="8851" meta:non-whitespace-character-count="7685"/>
  </office:meta>
</office:document-meta>
</file>